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7.31pt"/>
    </style:style>
    <style:style style:name="co2" style:family="table-column">
      <style:table-column-properties fo:break-before="auto" style:column-width="165.91pt"/>
    </style:style>
    <style:style style:name="co3" style:family="table-column">
      <style:table-column-properties fo:break-before="auto" style:column-width="61.9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03.95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155.54pt"/>
    </style:style>
    <style:style style:name="co11" style:family="table-column">
      <style:table-column-properties fo:break-before="auto" style:column-width="234.11pt"/>
    </style:style>
    <style:style style:name="co12" style:family="table-column">
      <style:table-column-properties fo:break-before="auto" style:column-width="88.16pt"/>
    </style:style>
    <style:style style:name="co13" style:family="table-column">
      <style:table-column-properties fo:break-before="auto" style:column-width="118.29pt"/>
    </style:style>
    <style:style style:name="co14" style:family="table-column">
      <style:table-column-properties fo:break-before="auto" style:column-width="60.35pt"/>
    </style:style>
    <style:style style:name="co15" style:family="table-column">
      <style:table-column-properties fo:break-before="auto" style:column-width="96.04pt"/>
    </style:style>
    <style:style style:name="co16" style:family="table-column">
      <style:table-column-properties fo:break-before="auto" style:column-width="163.5pt"/>
    </style:style>
    <style:style style:name="co17" style:family="table-column">
      <style:table-column-properties fo:break-before="auto" style:column-width="126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Candidates">
      <style:table-properties table:display="true" style:writing-mode="lr-tb"/>
    </style:style>
    <style:style style:name="ta2" style:family="table" style:master-page-name="PageStyle_5f_Perfile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[.D$1:.D$1048576]=&quot;Descartado&quot;)" style:apply-style-name="ConditionalStyle_5f_2" style:base-cell-address="Candidates.A1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[.D$1:.D$1048576]=&quot;Descartado&quot;)" style:apply-style-name="ConditionalStyle_5f_2" style:base-cell-address="Candidates.A1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9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D$1:.D$1048576]=&quot;Descartado&quot;)" style:apply-style-name="ConditionalStyle_5f_2" style:base-cell-address="Candidates.A1"/>
    </style:style>
    <style:style style:name="ce12" style:family="table-cell" style:parent-style-name="Default" style:data-style-name="N131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AND(ISNUMBER([.C1]);TRUNC([.C1])&lt;EDATE(TODAY();-1)+1))" style:apply-style-name="ConditionalStyle_5f_1" style:base-cell-address="Candidates.C1"/>
    </style:style>
    <style:style style:name="ce13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ISNUMBER([.C1]);TRUNC([.C1])&lt;EDATE(TODAY();-1)+1))" style:apply-style-name="ConditionalStyle_5f_1" style:base-cell-address="Candidates.C1"/>
    </style:style>
    <style:style style:name="ce14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ISNUMBER([.C1]);TRUNC([.C1])&lt;EDATE(TODAY();-1)+1))" style:apply-style-name="ConditionalStyle_5f_1" style:base-cell-address="Candidates.C1"/>
    </style:style>
    <style:style style:name="ce15" style:family="table-cell" style:parent-style-name="Default" style:data-style-name="N13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ISNUMBER([.C1]);TRUNC([.C1])&lt;EDATE(TODAY();-1)+1))" style:apply-style-name="ConditionalStyle_5f_1" style:base-cell-address="Candidates.C1"/>
    </style:style>
    <style:style style:name="ce16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ISNUMBER([.C1]);TRUNC([.C1])&lt;EDATE(TODAY();-1)+1))" style:apply-style-name="ConditionalStyle_5f_1" style:base-cell-address="Candidates.C1"/>
    </style:style>
    <style:style style:name="ce17" style:family="table-cell" style:parent-style-name="Default" style:data-style-name="N131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ISNUMBER([.C1]);TRUNC([.C1])&lt;EDATE(TODAY();-1)+1))" style:apply-style-name="ConditionalStyle_5f_1" style:base-cell-address="Candidates.C1"/>
    </style:style>
    <style:style style:name="ce22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=0)" style:apply-style-name="ConditionalStyle_5f_4" style:base-cell-address="Candidates.K2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=0)" style:apply-style-name="ConditionalStyle_5f_4" style:base-cell-address="Candidates.K2"/>
    </style:style>
    <style:style style:name="ce4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32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erfiles.$A$1:.$A$94])" table:allow-empty-cell="true" table:display-list="unsorted" table:base-cell-address="Perfiles.A2">
          <table:error-message table:message-type="stop" table:display="true"/>
        </table:content-validation>
        <table:content-validation table:name="val2" table:condition="of: and cell-content-is-between(OR(NOT(ISERROR(DATEVALUE([.C2]))); AND(ISNUMBER([.C2]); LEFT(CELL(&quot;format&quot;; [.C2]))=&quot;D&quot;)),0)" table:allow-empty-cell="true" table:base-cell-address="Perfiles.C2">
          <table:error-message table:message-type="stop" table:display="true"/>
        </table:content-validation>
        <table:content-validation table:name="val3" table:condition="of:cell-content-is-in-list(&quot;Contactado&quot;;&quot;NEI&quot;;&quot;Descartado&quot;;&quot;RH Interview&quot;;&quot;Tech Interview&quot;;&quot;Potencial&quot;;&quot;Backup&quot;;&quot;Hired&quot;;&quot;Test failed&quot;;&quot;Tech Interview failed&quot;;&quot;Sin Inglés&quot;;&quot;Remoto/freelance&quot;;&quot;NAP&quot;)" table:allow-empty-cell="true" table:display-list="unsorted" table:base-cell-address="Perfiles.E2">
          <table:error-message table:message-type="stop" table:display="true"/>
        </table:content-validation>
        <table:content-validation table:name="val4" table:condition="of:cell-content-is-decimal-number() and cell-content-is-between(0,10)" table:allow-empty-cell="true" table:base-cell-address="Perfiles.G2"/>
        <table:content-validation table:name="val5" table:condition="of:cell-content-is-in-list(&quot;VM&quot;;&quot;Consultora&quot;;&quot;Referido&quot;;&quot;Otros&quot;;&quot;Redes Sociales&quot;;&quot;Eventos&quot;;&quot;Autopostulación&quot;;&quot;Mailchimp&quot;)" table:allow-empty-cell="true" table:display-list="unsorted" table:base-cell-address="Perfiles.L2">
          <table:error-message table:message-type="stop" table:display="true"/>
        </table:content-validation>
      </table:content-validations>
      <table:table table:name="Candid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Last Contact</text:p>
          </table:table-cell>
          <table:table-cell table:style-name="ce17" office:value-type="string" calcext:value-type="string">
            <text:p>Interview</text:p>
          </table:table-cell>
          <table:table-cell table:style-name="ce24" office:value-type="string" calcext:value-type="string">
            <text:p>Status</text:p>
          </table:table-cell>
          <table:table-cell table:style-name="ce30" office:value-type="string" calcext:value-type="string">
            <text:p>Notes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Residence</text:p>
          </table:table-cell>
          <table:table-cell table:style-name="ce24" office:value-type="string" calcext:value-type="string">
            <text:p>Salary</text:p>
          </table:table-cell>
          <table:table-cell table:style-name="ce24" office:value-type="string" calcext:value-type="string">
            <text:p>Phone</text:p>
          </table:table-cell>
          <table:table-cell table:style-name="ce44" office:value-type="string" calcext:value-type="string">
            <text:p>Email</text:p>
          </table:table-cell>
          <table:table-cell table:style-name="ce44" office:value-type="string" calcext:value-type="string">
            <text:p>Sender Type</text:p>
          </table:table-cell>
          <table:table-cell table:style-name="ce44" office:value-type="string" calcext:value-type="string">
            <text:p>Sender</text:p>
          </table:table-cell>
          <table:table-cell table:style-name="ce47" office:value-type="string" calcext:value-type="string">
            <text:p>Follower</text:p>
          </table:table-cell>
          <table:table-cell table:number-columns-repeated="1010"/>
        </table:table-row>
        <table:table-row table:style-name="ro1">
          <table:table-cell table:style-name="ce2" table:content-validation-name="val1" office:value-type="string" calcext:value-type="string">
            <text:p>Backend</text:p>
          </table:table-cell>
          <table:table-cell table:style-name="ce8" office:value-type="string" calcext:value-type="string">
            <text:p>Claude Monet</text:p>
          </table:table-cell>
          <table:table-cell table:style-name="ce13" table:content-validation-name="val2" office:value-type="date" office:date-value="2018-10-21" calcext:value-type="date">
            <text:p>21/10/2018</text:p>
          </table:table-cell>
          <table:table-cell table:style-name="ce18" office:value-type="date" office:date-value="2018-11-06" calcext:value-type="date">
            <text:p>06/11/2018</text:p>
          </table:table-cell>
          <table:table-cell table:style-name="ce25" table:content-validation-name="val3" office:value-type="string" calcext:value-type="string">
            <text:p>RH Interview</text:p>
          </table:table-cell>
          <table:table-cell table:style-name="ce31"/>
          <table:table-cell table:style-name="ce34" table:content-validation-name="val4" office:value-type="float" office:value="5" calcext:value-type="float">
            <text:p>5</text:p>
          </table:table-cell>
          <table:table-cell table:style-name="ce37" office:value-type="string" calcext:value-type="string">
            <text:p>París</text:p>
          </table:table-cell>
          <table:table-cell table:style-name="ce37"/>
          <table:table-cell table:style-name="ce37" office:value-type="float" office:value="1522223333" calcext:value-type="float">
            <text:p>1522223333</text:p>
          </table:table-cell>
          <table:table-cell table:style-name="ce45" office:value-type="string" calcext:value-type="string">
            <text:p>cmonet@gmail.com</text:p>
          </table:table-cell>
          <table:table-cell table:style-name="ce37" table:content-validation-name="val5" office:value-type="string" calcext:value-type="string">
            <text:p>VM</text:p>
          </table:table-cell>
          <table:table-cell table:number-columns-repeated="2" table:style-name="ce37" office:value-type="string" calcext:value-type="string">
            <text:p>JM</text:p>
          </table:table-cell>
          <table:table-cell table:number-columns-repeated="1010"/>
        </table:table-row>
        <table:table-row table:style-name="ro2">
          <table:table-cell table:style-name="ce3" table:content-validation-name="val1" office:value-type="string" calcext:value-type="string">
            <text:p>Android</text:p>
          </table:table-cell>
          <table:table-cell table:style-name="ce9"/>
          <table:table-cell table:style-name="ce14" table:content-validation-name="val2"/>
          <table:table-cell table:style-name="ce19"/>
          <table:table-cell table:style-name="ce26" table:content-validation-name="val3"/>
          <table:table-cell table:style-name="ce32"/>
          <table:table-cell table:style-name="ce35" table:content-validation-name="val4"/>
          <table:table-cell table:style-name="ce38" office:value-type="string" calcext:value-type="string">
            <text:p>Buenos Aires</text:p>
          </table:table-cell>
          <table:table-cell table:style-name="ce39"/>
          <table:table-cell table:style-name="ce40"/>
          <table:table-cell table:style-name="ce45"/>
          <table:table-cell table:style-name="ce43" table:content-validation-name="val5"/>
          <table:table-cell table:style-name="ce43"/>
          <table:table-cell table:style-name="ce39"/>
          <table:table-cell table:number-columns-repeated="1010"/>
        </table:table-row>
        <table:table-row table:style-name="ro2">
          <table:table-cell table:style-name="ce4" table:content-validation-name="val1" office:value-type="string" calcext:value-type="string">
            <text:p>Full Stack</text:p>
          </table:table-cell>
          <table:table-cell table:style-name="ce10"/>
          <table:table-cell table:style-name="ce14" table:content-validation-name="val2"/>
          <table:table-cell table:style-name="ce20"/>
          <table:table-cell table:style-name="ce27" table:content-validation-name="val3"/>
          <table:table-cell table:style-name="ce33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/>
          <table:table-cell table:style-name="ce41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2">
          <table:table-cell table:style-name="ce4" table:content-validation-name="val1" office:value-type="string" calcext:value-type="string">
            <text:p>Frontend</text:p>
          </table:table-cell>
          <table:table-cell table:style-name="ce11"/>
          <table:table-cell table:style-name="ce14" table:content-validation-name="val2"/>
          <table:table-cell table:style-name="ce21"/>
          <table:table-cell table:style-name="ce27" table:content-validation-name="val3"/>
          <table:table-cell table:style-name="ce33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 table:number-columns-repeated="2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2">
          <table:table-cell table:style-name="ce5" table:content-validation-name="val1" office:value-type="string" calcext:value-type="string">
            <text:p>¿?</text:p>
          </table:table-cell>
          <table:table-cell table:style-name="ce9"/>
          <table:table-cell table:style-name="ce14" table:content-validation-name="val2"/>
          <table:table-cell table:style-name="ce22"/>
          <table:table-cell table:style-name="ce26" table:content-validation-name="val3"/>
          <table:table-cell table:style-name="ce32"/>
          <table:table-cell table:style-name="ce36" table:content-validation-name="val4"/>
          <table:table-cell table:style-name="ce38" office:value-type="string" calcext:value-type="string">
            <text:p>Buenos Aires</text:p>
          </table:table-cell>
          <table:table-cell table:style-name="ce38" table:number-columns-repeated="2"/>
          <table:table-cell table:style-name="ce46"/>
          <table:table-cell table:style-name="ce38" table:content-validation-name="val5"/>
          <table:table-cell table:style-name="ce38" table:number-columns-repeated="2"/>
          <table:table-cell table:number-columns-repeated="1010"/>
        </table:table-row>
        <table:table-row table:style-name="ro2">
          <table:table-cell table:style-name="ce5" table:content-validation-name="val1" office:value-type="string" calcext:value-type="string">
            <text:p>¿?</text:p>
          </table:table-cell>
          <table:table-cell table:style-name="ce11"/>
          <table:table-cell table:style-name="ce14" table:content-validation-name="val2"/>
          <table:table-cell table:style-name="ce19"/>
          <table:table-cell table:style-name="ce28" table:content-validation-name="val3"/>
          <table:table-cell table:style-name="ce32"/>
          <table:table-cell table:style-name="ce35" table:content-validation-name="val4"/>
          <table:table-cell table:style-name="ce38" office:value-type="string" calcext:value-type="string">
            <text:p>Buenos Aires</text:p>
          </table:table-cell>
          <table:table-cell table:style-name="ce39"/>
          <table:table-cell table:style-name="ce40"/>
          <table:table-cell table:style-name="ce46"/>
          <table:table-cell table:style-name="ce43" table:content-validation-name="val5"/>
          <table:table-cell table:style-name="ce43"/>
          <table:table-cell table:style-name="ce39"/>
          <table:table-cell table:number-columns-repeated="1010"/>
        </table:table-row>
        <table:table-row table:style-name="ro2">
          <table:table-cell table:style-name="ce6" table:content-validation-name="val1" office:value-type="string" calcext:value-type="string">
            <text:p>¿?</text:p>
          </table:table-cell>
          <table:table-cell table:style-name="ce9"/>
          <table:table-cell table:style-name="ce14" table:content-validation-name="val2"/>
          <table:table-cell table:style-name="ce18"/>
          <table:table-cell table:style-name="ce29" table:content-validation-name="val3"/>
          <table:table-cell table:style-name="ce33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 table:number-columns-repeated="2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3">
          <table:table-cell table:style-name="ce6" table:content-validation-name="val1" office:value-type="string" calcext:value-type="string">
            <text:p>¿?</text:p>
          </table:table-cell>
          <table:table-cell table:style-name="ce9"/>
          <table:table-cell table:style-name="ce14" table:content-validation-name="val2"/>
          <table:table-cell table:style-name="ce18"/>
          <table:table-cell table:style-name="ce27" table:content-validation-name="val3"/>
          <table:table-cell table:style-name="ce33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/>
          <table:table-cell table:style-name="ce42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2">
          <table:table-cell table:style-name="ce4" table:content-validation-name="val1" office:value-type="string" calcext:value-type="string">
            <text:p>¿?</text:p>
          </table:table-cell>
          <table:table-cell table:style-name="ce9"/>
          <table:table-cell table:style-name="ce15" table:content-validation-name="val2"/>
          <table:table-cell table:style-name="ce23"/>
          <table:table-cell table:style-name="ce28" table:content-validation-name="val3"/>
          <table:table-cell table:style-name="ce31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/>
          <table:table-cell table:style-name="ce43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2">
          <table:table-cell table:style-name="ce6" table:content-validation-name="val1" office:value-type="string" calcext:value-type="string">
            <text:p>¿?</text:p>
          </table:table-cell>
          <table:table-cell table:style-name="ce11"/>
          <table:table-cell table:style-name="ce14" table:content-validation-name="val2"/>
          <table:table-cell table:style-name="ce19"/>
          <table:table-cell table:style-name="ce27" table:content-validation-name="val3"/>
          <table:table-cell table:style-name="ce32"/>
          <table:table-cell table:style-name="ce35" table:content-validation-name="val4"/>
          <table:table-cell table:style-name="ce38" office:value-type="string" calcext:value-type="string">
            <text:p>Buenos Aires</text:p>
          </table:table-cell>
          <table:table-cell table:style-name="ce39"/>
          <table:table-cell table:style-name="ce43"/>
          <table:table-cell table:style-name="ce46"/>
          <table:table-cell table:style-name="ce39" table:content-validation-name="val5"/>
          <table:table-cell table:style-name="ce39" table:number-columns-repeated="2"/>
          <table:table-cell table:number-columns-repeated="1010"/>
        </table:table-row>
        <table:table-row table:style-name="ro2">
          <table:table-cell table:style-name="ce4" table:content-validation-name="val1" office:value-type="string" calcext:value-type="string">
            <text:p>¿?</text:p>
          </table:table-cell>
          <table:table-cell table:style-name="ce11"/>
          <table:table-cell table:style-name="ce16" table:content-validation-name="val2"/>
          <table:table-cell table:style-name="ce18"/>
          <table:table-cell table:style-name="ce27" table:content-validation-name="val3"/>
          <table:table-cell table:style-name="ce33"/>
          <table:table-cell table:style-name="ce34" table:content-validation-name="val4"/>
          <table:table-cell table:style-name="ce38" office:value-type="string" calcext:value-type="string">
            <text:p>Buenos Aires</text:p>
          </table:table-cell>
          <table:table-cell table:style-name="ce37" table:number-columns-repeated="2"/>
          <table:table-cell table:style-name="ce46"/>
          <table:table-cell table:style-name="ce37" table:content-validation-name="val5"/>
          <table:table-cell table:style-name="ce37" table:number-columns-repeated="2"/>
          <table:table-cell table:number-columns-repeated="1010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andidates.$A$1" table:cell-range-address="$Candidates.$A$1:.$N$12"/>
        </table:named-expressions>
        <calcext:conditional-formats>
          <calcext:conditional-format calcext:target-range-address="Candidates.C1:Candidates.C12 Candidates.D5:Candidates.D5">
            <calcext:condition calcext:apply-style-name="ConditionalStyle_1" calcext:value="formula-is(AND(ISNUMBER([.C1]);TRUNC([.C1])&lt;EDATE(TODAY();-1)+1))" calcext:base-cell-address="Candidates.C1"/>
          </calcext:conditional-format>
          <calcext:conditional-format calcext:target-range-address="Candidates.A1:Candidates.B12">
            <calcext:condition calcext:apply-style-name="ConditionalStyle_2" calcext:value="formula-is([.D$1:.D$1048576]=&quot;Descartado&quot;)" calcext:base-cell-address="Candidates.A1"/>
          </calcext:conditional-format>
          <calcext:conditional-format calcext:target-range-address="Candidates.A1:Candidates.B12">
            <calcext:condition calcext:apply-style-name="ConditionalStyle_3" calcext:value="formula-is([.D$1:.D$1048576]=&quot;Hired&quot;)" calcext:base-cell-address="Candidates.A1"/>
          </calcext:conditional-format>
          <calcext:conditional-format calcext:target-range-address="Candidates.K2:Candidates.K12">
            <calcext:condition calcext:apply-style-name="ConditionalStyle_4" calcext:value="formula-is(LEN(TRIM([.K2]))=0)" calcext:base-cell-address="Candidates.K2"/>
          </calcext:conditional-format>
          <calcext:conditional-format calcext:target-range-address="Candidates.C1:Candidates.C12 Candidates.D5:Candidates.D5">
            <calcext:condition calcext:apply-style-name="ConditionalStyle_5" calcext:value="formula-is(LEN(TRIM([.C1]))=0)" calcext:base-cell-address="Candidates.C1"/>
          </calcext:conditional-format>
          <calcext:conditional-format calcext:target-range-address="Candidates.B1:Candidates.B12">
            <calcext:condition calcext:apply-style-name="ConditionalStyle_6" calcext:value="formula-is([.E$1:.E$1048576]=&quot;Backup&quot;)" calcext:base-cell-address="Candidates.B1"/>
          </calcext:conditional-format>
          <calcext:conditional-format calcext:target-range-address="Candidates.B1:Candidates.B12">
            <calcext:condition calcext:apply-style-name="ConditionalStyle_6" calcext:value="formula-is([.E$1:.E$1048576]=&quot;Potencial&quot;)" calcext:base-cell-address="Candidates.B1"/>
          </calcext:conditional-format>
        </calcext:conditional-formats>
      </table:table>
      <table:table table:name="Perfiles" table:style-name="ta2"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5" table:number-columns-repeated="1020" table:default-cell-style-name="Default"/>
        <table:table-row table:style-name="ro1">
          <table:table-cell table:style-name="ce48" office:value-type="string" calcext:value-type="string">
            <text:p>¿?</text:p>
          </table:table-cell>
          <table:table-cell table:style-name="ce55"/>
          <table:table-cell table:formula="of:=IFERROR(__xludf.dummyfunction(&quot;UNIQUE(Candidates!E13:E995)&quot;);&quot;#REF!&quot;)" office:value-type="string" office:string-value="#REF!" calcext:value-type="string">
            <text:p>#REF!</text:p>
          </table:table-cell>
          <table:table-cell table:formula="of:=IFERROR(__xludf.dummyfunction(&quot;UNIQUE(A:A)&quot;);&quot;¿?&quot;)" office:value-type="string" office:string-value="¿?" calcext:value-type="string">
            <text:p>¿?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ActionScript/Flex/LUA</text:p>
          </table:table-cell>
          <table:table-cell table:style-name="ce55"/>
          <table:table-cell/>
          <table:table-cell table:formula="of:=IFERROR(__xludf.dummyfunction(&quot;&quot;&quot;COMPUTED_VALUE&quot;&quot;&quot;);&quot;ActionScript/Flex/LUA&quot;)" office:value-type="string" office:string-value="ActionScript/Flex/LUA" calcext:value-type="string">
            <text:p>ActionScript/Flex/LUA</text:p>
          </table:table-cell>
          <table:table-cell table:style-name="ce56" table:number-columns-repeated="12"/>
          <table:table-cell table:number-columns-repeated="1008"/>
        </table:table-row>
        <table:table-row table:style-name="ro1">
          <table:table-cell table:style-name="ce50" office:value-type="string" calcext:value-type="string">
            <text:p>Administrativo</text:p>
          </table:table-cell>
          <table:table-cell table:style-name="ce55"/>
          <table:table-cell/>
          <table:table-cell table:formula="of:=IFERROR(__xludf.dummyfunction(&quot;&quot;&quot;COMPUTED_VALUE&quot;&quot;&quot;);&quot;Administrativo&quot;)" office:value-type="string" office:string-value="Administrativo" calcext:value-type="string">
            <text:p>Administrativ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nalista</text:p>
          </table:table-cell>
          <table:table-cell table:style-name="ce55"/>
          <table:table-cell/>
          <table:table-cell table:formula="of:=IFERROR(__xludf.dummyfunction(&quot;&quot;&quot;COMPUTED_VALUE&quot;&quot;&quot;);&quot;Analista&quot;)" office:value-type="string" office:string-value="Analista" calcext:value-type="string">
            <text:p>Analist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Android</text:p>
          </table:table-cell>
          <table:table-cell table:style-name="ce55"/>
          <table:table-cell/>
          <table:table-cell table:formula="of:=IFERROR(__xludf.dummyfunction(&quot;&quot;&quot;COMPUTED_VALUE&quot;&quot;&quot;);&quot;Android&quot;)" office:value-type="string" office:string-value="Android" calcext:value-type="string">
            <text:p>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ndroid/Frontend</text:p>
          </table:table-cell>
          <table:table-cell table:style-name="ce55"/>
          <table:table-cell/>
          <table:table-cell table:formula="of:=IFERROR(__xludf.dummyfunction(&quot;&quot;&quot;COMPUTED_VALUE&quot;&quot;&quot;);&quot;Android/Frontend&quot;)" office:value-type="string" office:string-value="Android/Frontend" calcext:value-type="string">
            <text:p>Android/Fronten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ndroid/Java</text:p>
          </table:table-cell>
          <table:table-cell table:style-name="ce55"/>
          <table:table-cell/>
          <table:table-cell table:formula="of:=IFERROR(__xludf.dummyfunction(&quot;&quot;&quot;COMPUTED_VALUE&quot;&quot;&quot;);&quot;Android/Java&quot;)" office:value-type="string" office:string-value="Android/Java" calcext:value-type="string">
            <text:p>Android/Jav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rquitecto</text:p>
          </table:table-cell>
          <table:table-cell table:style-name="ce55"/>
          <table:table-cell/>
          <table:table-cell table:formula="of:=IFERROR(__xludf.dummyfunction(&quot;&quot;&quot;COMPUTED_VALUE&quot;&quot;&quot;);&quot;Arquitecto&quot;)" office:value-type="string" office:string-value="Arquitecto" calcext:value-type="string">
            <text:p>Arquitecto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Backend</text:p>
          </table:table-cell>
          <table:table-cell table:style-name="ce55"/>
          <table:table-cell/>
          <table:table-cell table:formula="of:=IFERROR(__xludf.dummyfunction(&quot;&quot;&quot;COMPUTED_VALUE&quot;&quot;&quot;);&quot;Backend&quot;)" office:value-type="string" office:string-value="Backend" calcext:value-type="string">
            <text:p>Backend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C++</text:p>
          </table:table-cell>
          <table:table-cell table:style-name="ce55"/>
          <table:table-cell/>
          <table:table-cell table:formula="of:=IFERROR(__xludf.dummyfunction(&quot;&quot;&quot;COMPUTED_VALUE&quot;&quot;&quot;);&quot;C++&quot;)" office:value-type="string" office:string-value="C++" calcext:value-type="string">
            <text:p>C++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COBOL</text:p>
          </table:table-cell>
          <table:table-cell table:style-name="ce55"/>
          <table:table-cell/>
          <table:table-cell table:formula="of:=IFERROR(__xludf.dummyfunction(&quot;&quot;&quot;COMPUTED_VALUE&quot;&quot;&quot;);&quot;COBOL&quot;)" office:value-type="string" office:string-value="COBOL" calcext:value-type="string">
            <text:p>COBOL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Consultor ABAP</text:p>
          </table:table-cell>
          <table:table-cell table:style-name="ce55"/>
          <table:table-cell/>
          <table:table-cell table:formula="of:=IFERROR(__xludf.dummyfunction(&quot;&quot;&quot;COMPUTED_VALUE&quot;&quot;&quot;);&quot;Consultor ABAP&quot;)" office:value-type="string" office:string-value="Consultor ABAP" calcext:value-type="string">
            <text:p>Consultor ABAP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CTO</text:p>
          </table:table-cell>
          <table:table-cell table:style-name="ce55"/>
          <table:table-cell/>
          <table:table-cell table:formula="of:=IFERROR(__xludf.dummyfunction(&quot;&quot;&quot;COMPUTED_VALUE&quot;&quot;&quot;);&quot;CTO&quot;)" office:value-type="string" office:string-value="CTO" calcext:value-type="string">
            <text:p>CT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BA</text:p>
          </table:table-cell>
          <table:table-cell table:style-name="ce55"/>
          <table:table-cell/>
          <table:table-cell table:formula="of:=IFERROR(__xludf.dummyfunction(&quot;&quot;&quot;COMPUTED_VALUE&quot;&quot;&quot;);&quot;DBA&quot;)" office:value-type="string" office:string-value="DBA" calcext:value-type="string">
            <text:p>DB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esarrollador Sharepoint</text:p>
          </table:table-cell>
          <table:table-cell table:style-name="ce55"/>
          <table:table-cell/>
          <table:table-cell table:formula="of:=IFERROR(__xludf.dummyfunction(&quot;&quot;&quot;COMPUTED_VALUE&quot;&quot;&quot;);&quot;Desarrollador Sharepoint&quot;)" office:value-type="string" office:string-value="Desarrollador Sharepoint" calcext:value-type="string">
            <text:p>Desarrollador Sharepoint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evOps</text:p>
          </table:table-cell>
          <table:table-cell table:style-name="ce55"/>
          <table:table-cell/>
          <table:table-cell table:formula="of:=IFERROR(__xludf.dummyfunction(&quot;&quot;&quot;COMPUTED_VALUE&quot;&quot;&quot;);&quot;DevOps&quot;)" office:value-type="string" office:string-value="DevOps" calcext:value-type="string">
            <text:p>DevOps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esarrollador</text:p>
          </table:table-cell>
          <table:table-cell table:style-name="ce55"/>
          <table:table-cell/>
          <table:table-cell table:formula="of:=IFERROR(__xludf.dummyfunction(&quot;&quot;&quot;COMPUTED_VALUE&quot;&quot;&quot;);&quot;Desarrollador&quot;)" office:value-type="string" office:string-value="Desarrollador" calcext:value-type="string">
            <text:p>Desarrollad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iseñador</text:p>
          </table:table-cell>
          <table:table-cell table:style-name="ce55"/>
          <table:table-cell/>
          <table:table-cell table:formula="of:=IFERROR(__xludf.dummyfunction(&quot;&quot;&quot;COMPUTED_VALUE&quot;&quot;&quot;);&quot;Diseñador&quot;)" office:value-type="string" office:string-value="Diseñador" calcext:value-type="string">
            <text:p>Diseñado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iseñador/PM</text:p>
          </table:table-cell>
          <table:table-cell table:style-name="ce55"/>
          <table:table-cell/>
          <table:table-cell table:formula="of:=IFERROR(__xludf.dummyfunction(&quot;&quot;&quot;COMPUTED_VALUE&quot;&quot;&quot;);&quot;Diseñador/PM&quot;)" office:value-type="string" office:string-value="Diseñador/PM" calcext:value-type="string">
            <text:p>Diseñador/PM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rupal</text:p>
          </table:table-cell>
          <table:table-cell table:style-name="ce55"/>
          <table:table-cell/>
          <table:table-cell table:formula="of:=IFERROR(__xludf.dummyfunction(&quot;&quot;&quot;COMPUTED_VALUE&quot;&quot;&quot;);&quot;Drupal&quot;)" office:value-type="string" office:string-value="Drupal" calcext:value-type="string">
            <text:p>Drupal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Ejecutivo de Ventas IT</text:p>
          </table:table-cell>
          <table:table-cell table:style-name="ce55"/>
          <table:table-cell/>
          <table:table-cell table:formula="of:=IFERROR(__xludf.dummyfunction(&quot;&quot;&quot;COMPUTED_VALUE&quot;&quot;&quot;);&quot;Ejecutivo de Ventas IT&quot;)" office:value-type="string" office:string-value="Ejecutivo de Ventas IT" calcext:value-type="string">
            <text:p>Ejecutivo de Ventas IT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Frontend</text:p>
          </table:table-cell>
          <table:table-cell table:style-name="ce55"/>
          <table:table-cell/>
          <table:table-cell table:formula="of:=IFERROR(__xludf.dummyfunction(&quot;&quot;&quot;COMPUTED_VALUE&quot;&quot;&quot;);&quot;Frontend&quot;)" office:value-type="string" office:string-value="Frontend" calcext:value-type="string">
            <text:p>Fronten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Android</text:p>
          </table:table-cell>
          <table:table-cell table:style-name="ce55"/>
          <table:table-cell/>
          <table:table-cell table:formula="of:=IFERROR(__xludf.dummyfunction(&quot;&quot;&quot;COMPUTED_VALUE&quot;&quot;&quot;);&quot;Frontend/Android&quot;)" office:value-type="string" office:string-value="Frontend/Android" calcext:value-type="string">
            <text:p>Frontend/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iOS</text:p>
          </table:table-cell>
          <table:table-cell table:style-name="ce55"/>
          <table:table-cell/>
          <table:table-cell table:formula="of:=IFERROR(__xludf.dummyfunction(&quot;&quot;&quot;COMPUTED_VALUE&quot;&quot;&quot;);&quot;Frontend/iOS&quot;)" office:value-type="string" office:string-value="Frontend/iOS" calcext:value-type="string">
            <text:p>Frontend/iOS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Java</text:p>
          </table:table-cell>
          <table:table-cell table:style-name="ce55"/>
          <table:table-cell/>
          <table:table-cell table:formula="of:=IFERROR(__xludf.dummyfunction(&quot;&quot;&quot;COMPUTED_VALUE&quot;&quot;&quot;);&quot;Frontend/Java&quot;)" office:value-type="string" office:string-value="Frontend/Java" calcext:value-type="string">
            <text:p>Frontend/Jav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Líder</text:p>
          </table:table-cell>
          <table:table-cell table:style-name="ce55"/>
          <table:table-cell/>
          <table:table-cell table:formula="of:=IFERROR(__xludf.dummyfunction(&quot;&quot;&quot;COMPUTED_VALUE&quot;&quot;&quot;);&quot;Frontend/Líder&quot;)" office:value-type="string" office:string-value="Frontend/Líder" calcext:value-type="string">
            <text:p>Frontend/Líde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Maquetador</text:p>
          </table:table-cell>
          <table:table-cell table:style-name="ce55"/>
          <table:table-cell/>
          <table:table-cell table:formula="of:=IFERROR(__xludf.dummyfunction(&quot;&quot;&quot;COMPUTED_VALUE&quot;&quot;&quot;);&quot;Frontend/Maquetador&quot;)" office:value-type="string" office:string-value="Frontend/Maquetador" calcext:value-type="string">
            <text:p>Frontend/Maquetado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Net</text:p>
          </table:table-cell>
          <table:table-cell table:style-name="ce55"/>
          <table:table-cell/>
          <table:table-cell table:formula="of:=IFERROR(__xludf.dummyfunction(&quot;&quot;&quot;COMPUTED_VALUE&quot;&quot;&quot;);&quot;Frontend/Net&quot;)" office:value-type="string" office:string-value="Frontend/Net" calcext:value-type="string">
            <text:p>Frontend/Net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QA</text:p>
          </table:table-cell>
          <table:table-cell table:style-name="ce55"/>
          <table:table-cell/>
          <table:table-cell table:formula="of:=IFERROR(__xludf.dummyfunction(&quot;&quot;&quot;COMPUTED_VALUE&quot;&quot;&quot;);&quot;Frontend/QA&quot;)" office:value-type="string" office:string-value="Frontend/QA" calcext:value-type="string">
            <text:p>Frontend/Q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rontend/QA Automation</text:p>
          </table:table-cell>
          <table:table-cell table:style-name="ce55"/>
          <table:table-cell/>
          <table:table-cell table:formula="of:=IFERROR(__xludf.dummyfunction(&quot;&quot;&quot;COMPUTED_VALUE&quot;&quot;&quot;);&quot;Frontend/QA Automation&quot;)" office:value-type="string" office:string-value="Frontend/QA Automation" calcext:value-type="string">
            <text:p>Frontend/QA Automation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ull Stack</text:p>
          </table:table-cell>
          <table:table-cell table:style-name="ce55"/>
          <table:table-cell/>
          <table:table-cell table:formula="of:=IFERROR(__xludf.dummyfunction(&quot;&quot;&quot;COMPUTED_VALUE&quot;&quot;&quot;);&quot;Full Stack&quot;)" office:value-type="string" office:string-value="Full Stack" calcext:value-type="string">
            <text:p>Full Stack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ull Stack/Líder</text:p>
          </table:table-cell>
          <table:table-cell table:style-name="ce55"/>
          <table:table-cell/>
          <table:table-cell table:formula="of:=IFERROR(__xludf.dummyfunction(&quot;&quot;&quot;COMPUTED_VALUE&quot;&quot;&quot;);&quot;Full Stack/Líder&quot;)" office:value-type="string" office:string-value="Full Stack/Líder" calcext:value-type="string">
            <text:p>Full Stack/Líde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iOS</text:p>
          </table:table-cell>
          <table:table-cell table:style-name="ce55"/>
          <table:table-cell/>
          <table:table-cell table:formula="of:=IFERROR(__xludf.dummyfunction(&quot;&quot;&quot;COMPUTED_VALUE&quot;&quot;&quot;);&quot;iOS&quot;)" office:value-type="string" office:string-value="iOS" calcext:value-type="string">
            <text:p>iOS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iOS/Android</text:p>
          </table:table-cell>
          <table:table-cell table:style-name="ce55"/>
          <table:table-cell/>
          <table:table-cell table:formula="of:=IFERROR(__xludf.dummyfunction(&quot;&quot;&quot;COMPUTED_VALUE&quot;&quot;&quot;);&quot;iOS/Android&quot;)" office:value-type="string" office:string-value="iOS/Android" calcext:value-type="string">
            <text:p>iOS/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</text:p>
          </table:table-cell>
          <table:table-cell table:style-name="ce55"/>
          <table:table-cell/>
          <table:table-cell table:formula="of:=IFERROR(__xludf.dummyfunction(&quot;&quot;&quot;COMPUTED_VALUE&quot;&quot;&quot;);&quot;Java&quot;)" office:value-type="string" office:string-value="Java" calcext:value-type="string">
            <text:p>Jav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unior</text:p>
          </table:table-cell>
          <table:table-cell table:style-name="ce55"/>
          <table:table-cell/>
          <table:table-cell table:formula="of:=IFERROR(__xludf.dummyfunction(&quot;&quot;&quot;COMPUTED_VALUE&quot;&quot;&quot;);&quot;Junior&quot;)" office:value-type="string" office:string-value="Junior" calcext:value-type="string">
            <text:p>Junio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Android</text:p>
          </table:table-cell>
          <table:table-cell table:style-name="ce55"/>
          <table:table-cell/>
          <table:table-cell table:formula="of:=IFERROR(__xludf.dummyfunction(&quot;&quot;&quot;COMPUTED_VALUE&quot;&quot;&quot;);&quot;Java/Android&quot;)" office:value-type="string" office:string-value="Java/Android" calcext:value-type="string">
            <text:p>Java/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Automation</text:p>
          </table:table-cell>
          <table:table-cell table:style-name="ce55"/>
          <table:table-cell/>
          <table:table-cell table:formula="of:=IFERROR(__xludf.dummyfunction(&quot;&quot;&quot;COMPUTED_VALUE&quot;&quot;&quot;);&quot;Java/Automation&quot;)" office:value-type="string" office:string-value="Java/Automation" calcext:value-type="string">
            <text:p>Java/Automation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DevOps</text:p>
          </table:table-cell>
          <table:table-cell table:style-name="ce55"/>
          <table:table-cell/>
          <table:table-cell table:formula="of:=IFERROR(__xludf.dummyfunction(&quot;&quot;&quot;COMPUTED_VALUE&quot;&quot;&quot;);&quot;Java/DevOps&quot;)" office:value-type="string" office:string-value="Java/DevOps" calcext:value-type="string">
            <text:p>Java/DevOps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Frontend</text:p>
          </table:table-cell>
          <table:table-cell table:style-name="ce55"/>
          <table:table-cell/>
          <table:table-cell table:formula="of:=IFERROR(__xludf.dummyfunction(&quot;&quot;&quot;COMPUTED_VALUE&quot;&quot;&quot;);&quot;Java/Frontend&quot;)" office:value-type="string" office:string-value="Java/Frontend" calcext:value-type="string">
            <text:p>Java/Fronten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iOS</text:p>
          </table:table-cell>
          <table:table-cell table:style-name="ce55"/>
          <table:table-cell/>
          <table:table-cell table:formula="of:=IFERROR(__xludf.dummyfunction(&quot;&quot;&quot;COMPUTED_VALUE&quot;&quot;&quot;);&quot;Java/iOS&quot;)" office:value-type="string" office:string-value="Java/iOS" calcext:value-type="string">
            <text:p>Java/iOS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Líder</text:p>
          </table:table-cell>
          <table:table-cell table:style-name="ce55"/>
          <table:table-cell/>
          <table:table-cell table:formula="of:=IFERROR(__xludf.dummyfunction(&quot;&quot;&quot;COMPUTED_VALUE&quot;&quot;&quot;);&quot;Java/Líder&quot;)" office:value-type="string" office:string-value="Java/Líder" calcext:value-type="string">
            <text:p>Java/Líde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Líder Técnico</text:p>
          </table:table-cell>
          <table:table-cell table:style-name="ce55"/>
          <table:table-cell/>
          <table:table-cell table:formula="of:=IFERROR(__xludf.dummyfunction(&quot;&quot;&quot;COMPUTED_VALUE&quot;&quot;&quot;);&quot;Java/Líder Técnico&quot;)" office:value-type="string" office:string-value="Java/Líder Técnico" calcext:value-type="string">
            <text:p>Java/Líder Técnic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Net</text:p>
          </table:table-cell>
          <table:table-cell table:style-name="ce55"/>
          <table:table-cell/>
          <table:table-cell table:formula="of:=IFERROR(__xludf.dummyfunction(&quot;&quot;&quot;COMPUTED_VALUE&quot;&quot;&quot;);&quot;Java/Net&quot;)" office:value-type="string" office:string-value="Java/Net" calcext:value-type="string">
            <text:p>Java/Net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PHP</text:p>
          </table:table-cell>
          <table:table-cell table:style-name="ce55"/>
          <table:table-cell/>
          <table:table-cell table:formula="of:=IFERROR(__xludf.dummyfunction(&quot;&quot;&quot;COMPUTED_VALUE&quot;&quot;&quot;);&quot;Java/PHP&quot;)" office:value-type="string" office:string-value="Java/PHP" calcext:value-type="string">
            <text:p>Java/PHP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PM</text:p>
          </table:table-cell>
          <table:table-cell table:style-name="ce55"/>
          <table:table-cell/>
          <table:table-cell table:formula="of:=IFERROR(__xludf.dummyfunction(&quot;&quot;&quot;COMPUTED_VALUE&quot;&quot;&quot;);&quot;Java/PM&quot;)" office:value-type="string" office:string-value="Java/PM" calcext:value-type="string">
            <text:p>Java/PM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Java/QA</text:p>
          </table:table-cell>
          <table:table-cell table:style-name="ce55"/>
          <table:table-cell/>
          <table:table-cell table:formula="of:=IFERROR(__xludf.dummyfunction(&quot;&quot;&quot;COMPUTED_VALUE&quot;&quot;&quot;);&quot;Java/QA&quot;)" office:value-type="string" office:string-value="Java/QA" calcext:value-type="string">
            <text:p>Java/Q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ava/QA Automation</text:p>
          </table:table-cell>
          <table:table-cell table:style-name="ce55"/>
          <table:table-cell/>
          <table:table-cell table:formula="of:=IFERROR(__xludf.dummyfunction(&quot;&quot;&quot;COMPUTED_VALUE&quot;&quot;&quot;);&quot;Java/QA Automation&quot;)" office:value-type="string" office:string-value="Java/QA Automation" calcext:value-type="string">
            <text:p>Java/QA Automation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Jefe de Diseño</text:p>
          </table:table-cell>
          <table:table-cell table:style-name="ce55"/>
          <table:table-cell/>
          <table:table-cell table:formula="of:=IFERROR(__xludf.dummyfunction(&quot;&quot;&quot;COMPUTED_VALUE&quot;&quot;&quot;);&quot;Jefe de Diseño&quot;)" office:value-type="string" office:string-value="Jefe de Diseño" calcext:value-type="string">
            <text:p>Jefe de Diseño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Líder</text:p>
          </table:table-cell>
          <table:table-cell table:style-name="ce55"/>
          <table:table-cell/>
          <table:table-cell table:formula="of:=IFERROR(__xludf.dummyfunction(&quot;&quot;&quot;COMPUTED_VALUE&quot;&quot;&quot;);&quot;Líder&quot;)" office:value-type="string" office:string-value="Líder" calcext:value-type="string">
            <text:p>Líd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Líder Contenidos Digitales</text:p>
          </table:table-cell>
          <table:table-cell table:style-name="ce55"/>
          <table:table-cell/>
          <table:table-cell table:formula="of:=IFERROR(__xludf.dummyfunction(&quot;&quot;&quot;COMPUTED_VALUE&quot;&quot;&quot;);&quot;Líder Contenidos Digitales&quot;)" office:value-type="string" office:string-value="Líder Contenidos Digitales" calcext:value-type="string">
            <text:p>Líder Contenidos Digitales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Líder Técnico</text:p>
          </table:table-cell>
          <table:table-cell table:style-name="ce55"/>
          <table:table-cell/>
          <table:table-cell table:formula="of:=IFERROR(__xludf.dummyfunction(&quot;&quot;&quot;COMPUTED_VALUE&quot;&quot;&quot;);&quot;Líder Técnico&quot;)" office:value-type="string" office:string-value="Líder Técnico" calcext:value-type="string">
            <text:p>Líder Técnic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Líder/Arquitecto</text:p>
          </table:table-cell>
          <table:table-cell table:style-name="ce55"/>
          <table:table-cell/>
          <table:table-cell table:formula="of:=IFERROR(__xludf.dummyfunction(&quot;&quot;&quot;COMPUTED_VALUE&quot;&quot;&quot;);&quot;Líder/Arquitecto&quot;)" office:value-type="string" office:string-value="Líder/Arquitecto" calcext:value-type="string">
            <text:p>Líder/Arquitecto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Líder/Net</text:p>
          </table:table-cell>
          <table:table-cell table:style-name="ce55"/>
          <table:table-cell/>
          <table:table-cell table:formula="of:=IFERROR(__xludf.dummyfunction(&quot;&quot;&quot;COMPUTED_VALUE&quot;&quot;&quot;);&quot;Líder/Net&quot;)" office:value-type="string" office:string-value="Líder/Net" calcext:value-type="string">
            <text:p>Líder/Net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Líder/PM</text:p>
          </table:table-cell>
          <table:table-cell table:style-name="ce55"/>
          <table:table-cell/>
          <table:table-cell table:formula="of:=IFERROR(__xludf.dummyfunction(&quot;&quot;&quot;COMPUTED_VALUE&quot;&quot;&quot;);&quot;Líder/PM&quot;)" office:value-type="string" office:string-value="Líder/PM" calcext:value-type="string">
            <text:p>Líder/PM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Maquetador</text:p>
          </table:table-cell>
          <table:table-cell table:style-name="ce55"/>
          <table:table-cell/>
          <table:table-cell table:formula="of:=IFERROR(__xludf.dummyfunction(&quot;&quot;&quot;COMPUTED_VALUE&quot;&quot;&quot;);&quot;Maquetador&quot;)" office:value-type="string" office:string-value="Maquetador" calcext:value-type="string">
            <text:p>Maquetado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Manager</text:p>
          </table:table-cell>
          <table:table-cell table:style-name="ce55"/>
          <table:table-cell/>
          <table:table-cell table:formula="of:=IFERROR(__xludf.dummyfunction(&quot;&quot;&quot;COMPUTED_VALUE&quot;&quot;&quot;);&quot;Manager&quot;)" office:value-type="string" office:string-value="Manager" calcext:value-type="string">
            <text:p>Manage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Mobile</text:p>
          </table:table-cell>
          <table:table-cell table:style-name="ce55"/>
          <table:table-cell/>
          <table:table-cell table:formula="of:=IFERROR(__xludf.dummyfunction(&quot;&quot;&quot;COMPUTED_VALUE&quot;&quot;&quot;);&quot;Mobile&quot;)" office:value-type="string" office:string-value="Mobile" calcext:value-type="string">
            <text:p>Mobile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Monitoring Architect</text:p>
          </table:table-cell>
          <table:table-cell table:style-name="ce55"/>
          <table:table-cell/>
          <table:table-cell table:formula="of:=IFERROR(__xludf.dummyfunction(&quot;&quot;&quot;COMPUTED_VALUE&quot;&quot;&quot;);&quot;Monitoring Architect&quot;)" office:value-type="string" office:string-value="Monitoring Architect" calcext:value-type="string">
            <text:p>Monitoring Architect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Moodle</text:p>
          </table:table-cell>
          <table:table-cell table:style-name="ce55"/>
          <table:table-cell/>
          <table:table-cell table:formula="of:=IFERROR(__xludf.dummyfunction(&quot;&quot;&quot;COMPUTED_VALUE&quot;&quot;&quot;);&quot;Moodle&quot;)" office:value-type="string" office:string-value="Moodle" calcext:value-type="string">
            <text:p>Moodle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</text:p>
          </table:table-cell>
          <table:table-cell table:style-name="ce55"/>
          <table:table-cell/>
          <table:table-cell table:formula="of:=IFERROR(__xludf.dummyfunction(&quot;&quot;&quot;COMPUTED_VALUE&quot;&quot;&quot;);&quot;Net&quot;)" office:value-type="string" office:string-value="Net" calcext:value-type="string">
            <text:p>Net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Android</text:p>
          </table:table-cell>
          <table:table-cell table:style-name="ce55"/>
          <table:table-cell/>
          <table:table-cell table:formula="of:=IFERROR(__xludf.dummyfunction(&quot;&quot;&quot;COMPUTED_VALUE&quot;&quot;&quot;);&quot;Net/Android&quot;)" office:value-type="string" office:string-value="Net/Android" calcext:value-type="string">
            <text:p>Net/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Arquitecto</text:p>
          </table:table-cell>
          <table:table-cell table:style-name="ce55"/>
          <table:table-cell/>
          <table:table-cell table:formula="of:=IFERROR(__xludf.dummyfunction(&quot;&quot;&quot;COMPUTED_VALUE&quot;&quot;&quot;);&quot;Net/Arquitecto&quot;)" office:value-type="string" office:string-value="Net/Arquitecto" calcext:value-type="string">
            <text:p>Net/Arquitect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Frontend</text:p>
          </table:table-cell>
          <table:table-cell table:style-name="ce55"/>
          <table:table-cell/>
          <table:table-cell table:formula="of:=IFERROR(__xludf.dummyfunction(&quot;&quot;&quot;COMPUTED_VALUE&quot;&quot;&quot;);&quot;Net/Frontend&quot;)" office:value-type="string" office:string-value="Net/Frontend" calcext:value-type="string">
            <text:p>Net/Frontend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Net/Java</text:p>
          </table:table-cell>
          <table:table-cell table:style-name="ce55"/>
          <table:table-cell/>
          <table:table-cell table:formula="of:=IFERROR(__xludf.dummyfunction(&quot;&quot;&quot;COMPUTED_VALUE&quot;&quot;&quot;);&quot;Net/Java&quot;)" office:value-type="string" office:string-value="Net/Java" calcext:value-type="string">
            <text:p>Net/Jav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Net/Java</text:p>
          </table:table-cell>
          <table:table-cell table:style-name="ce55"/>
          <table:table-cell/>
          <table:table-cell table:formula="of:=IFERROR(__xludf.dummyfunction(&quot;&quot;&quot;COMPUTED_VALUE&quot;&quot;&quot;);&quot;Net/Java/PHP&quot;)" office:value-type="string" office:string-value="Net/Java/PHP" calcext:value-type="string">
            <text:p>Net/Java/PHP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Java/PHP</text:p>
          </table:table-cell>
          <table:table-cell table:style-name="ce55"/>
          <table:table-cell/>
          <table:table-cell table:formula="of:=IFERROR(__xludf.dummyfunction(&quot;&quot;&quot;COMPUTED_VALUE&quot;&quot;&quot;);&quot;Net/Líder&quot;)" office:value-type="string" office:string-value="Net/Líder" calcext:value-type="string">
            <text:p>Net/Líde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Líder</text:p>
          </table:table-cell>
          <table:table-cell table:style-name="ce55"/>
          <table:table-cell/>
          <table:table-cell table:formula="of:=IFERROR(__xludf.dummyfunction(&quot;&quot;&quot;COMPUTED_VALUE&quot;&quot;&quot;);&quot;Net/Líder Técnico&quot;)" office:value-type="string" office:string-value="Net/Líder Técnico" calcext:value-type="string">
            <text:p>Net/Líder Técnico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Líder Técnico</text:p>
          </table:table-cell>
          <table:table-cell table:style-name="ce55"/>
          <table:table-cell/>
          <table:table-cell table:formula="of:=IFERROR(__xludf.dummyfunction(&quot;&quot;&quot;COMPUTED_VALUE&quot;&quot;&quot;);&quot;Net/Mobile&quot;)" office:value-type="string" office:string-value="Net/Mobile" calcext:value-type="string">
            <text:p>Net/Mobile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Mobile</text:p>
          </table:table-cell>
          <table:table-cell table:style-name="ce55"/>
          <table:table-cell/>
          <table:table-cell table:formula="of:=IFERROR(__xludf.dummyfunction(&quot;&quot;&quot;COMPUTED_VALUE&quot;&quot;&quot;);&quot;Net/QA&quot;)" office:value-type="string" office:string-value="Net/QA" calcext:value-type="string">
            <text:p>Net/Q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et/QA</text:p>
          </table:table-cell>
          <table:table-cell table:style-name="ce55"/>
          <table:table-cell/>
          <table:table-cell table:formula="of:=IFERROR(__xludf.dummyfunction(&quot;&quot;&quot;COMPUTED_VALUE&quot;&quot;&quot;);&quot;No aplica&quot;)" office:value-type="string" office:string-value="No aplica" calcext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o aplica</text:p>
          </table:table-cell>
          <table:table-cell table:style-name="ce55"/>
          <table:table-cell/>
          <table:table-cell table:formula="of:=IFERROR(__xludf.dummyfunction(&quot;&quot;&quot;COMPUTED_VALUE&quot;&quot;&quot;);&quot;PHP&quot;)" office:value-type="string" office:string-value="PHP" calcext:value-type="string">
            <text:p>PHP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HP</text:p>
          </table:table-cell>
          <table:table-cell table:style-name="ce55"/>
          <table:table-cell/>
          <table:table-cell table:formula="of:=IFERROR(__xludf.dummyfunction(&quot;&quot;&quot;COMPUTED_VALUE&quot;&quot;&quot;);&quot;NodeJs/Angular&quot;)" office:value-type="string" office:string-value="NodeJs/Angular" calcext:value-type="string">
            <text:p>NodeJs/Angular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NodeJs/Angular</text:p>
          </table:table-cell>
          <table:table-cell table:style-name="ce55"/>
          <table:table-cell/>
          <table:table-cell table:formula="of:=IFERROR(__xludf.dummyfunction(&quot;&quot;&quot;COMPUTED_VALUE&quot;&quot;&quot;);&quot;PHP/Frontend&quot;)" office:value-type="string" office:string-value="PHP/Frontend" calcext:value-type="string">
            <text:p>PHP/Fronten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HP/Frontend</text:p>
          </table:table-cell>
          <table:table-cell table:style-name="ce55"/>
          <table:table-cell/>
          <table:table-cell table:formula="of:=IFERROR(__xludf.dummyfunction(&quot;&quot;&quot;COMPUTED_VALUE&quot;&quot;&quot;);&quot;PL/SQL&quot;)" office:value-type="string" office:string-value="PL/SQL" calcext:value-type="string">
            <text:p>PL/SQL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L/SQL</text:p>
          </table:table-cell>
          <table:table-cell table:style-name="ce55"/>
          <table:table-cell/>
          <table:table-cell table:formula="of:=IFERROR(__xludf.dummyfunction(&quot;&quot;&quot;COMPUTED_VALUE&quot;&quot;&quot;);&quot;PM&quot;)" office:value-type="string" office:string-value="PM" calcext:value-type="string">
            <text:p>PM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M</text:p>
          </table:table-cell>
          <table:table-cell table:style-name="ce55"/>
          <table:table-cell/>
          <table:table-cell table:formula="of:=IFERROR(__xludf.dummyfunction(&quot;&quot;&quot;COMPUTED_VALUE&quot;&quot;&quot;);&quot;PM/QA&quot;)" office:value-type="string" office:string-value="PM/QA" calcext:value-type="string">
            <text:p>PM/Q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M/QA</text:p>
          </table:table-cell>
          <table:table-cell table:style-name="ce55"/>
          <table:table-cell/>
          <table:table-cell table:formula="of:=IFERROR(__xludf.dummyfunction(&quot;&quot;&quot;COMPUTED_VALUE&quot;&quot;&quot;);&quot;Python&quot;)" office:value-type="string" office:string-value="Python" calcext:value-type="string">
            <text:p>Python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Python</text:p>
          </table:table-cell>
          <table:table-cell table:style-name="ce55"/>
          <table:table-cell/>
          <table:table-cell table:formula="of:=IFERROR(__xludf.dummyfunction(&quot;&quot;&quot;COMPUTED_VALUE&quot;&quot;&quot;);&quot;QA Automation&quot;)" office:value-type="string" office:string-value="QA Automation" calcext:value-type="string">
            <text:p>QA Automation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QA Automation</text:p>
          </table:table-cell>
          <table:table-cell table:style-name="ce55"/>
          <table:table-cell/>
          <table:table-cell table:formula="of:=IFERROR(__xludf.dummyfunction(&quot;&quot;&quot;COMPUTED_VALUE&quot;&quot;&quot;);&quot;QA Automation/Frontend&quot;)" office:value-type="string" office:string-value="QA Automation/Frontend" calcext:value-type="string">
            <text:p>QA Automation/Fronten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QA Automation/Frontend</text:p>
          </table:table-cell>
          <table:table-cell table:style-name="ce55"/>
          <table:table-cell/>
          <table:table-cell table:formula="of:=IFERROR(__xludf.dummyfunction(&quot;&quot;&quot;COMPUTED_VALUE&quot;&quot;&quot;);&quot;QA Líder&quot;)" office:value-type="string" office:string-value="QA Líder" calcext:value-type="string">
            <text:p>QA Líder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QA Líder</text:p>
          </table:table-cell>
          <table:table-cell table:style-name="ce55"/>
          <table:table-cell/>
          <table:table-cell table:formula="of:=IFERROR(__xludf.dummyfunction(&quot;&quot;&quot;COMPUTED_VALUE&quot;&quot;&quot;);&quot;QA Manual&quot;)" office:value-type="string" office:string-value="QA Manual" calcext:value-type="string">
            <text:p>QA Manual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QA Manual</text:p>
          </table:table-cell>
          <table:table-cell table:style-name="ce55"/>
          <table:table-cell/>
          <table:table-cell table:formula="of:=IFERROR(__xludf.dummyfunction(&quot;&quot;&quot;COMPUTED_VALUE&quot;&quot;&quot;);&quot;QA/Android&quot;)" office:value-type="string" office:string-value="QA/Android" calcext:value-type="string">
            <text:p>QA/Android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QA/Android</text:p>
          </table:table-cell>
          <table:table-cell table:style-name="ce55"/>
          <table:table-cell/>
          <table:table-cell table:formula="of:=IFERROR(__xludf.dummyfunction(&quot;&quot;&quot;COMPUTED_VALUE&quot;&quot;&quot;);&quot;QA/Java&quot;)" office:value-type="string" office:string-value="QA/Java" calcext:value-type="string">
            <text:p>QA/Jav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QA/Java</text:p>
          </table:table-cell>
          <table:table-cell table:style-name="ce55"/>
          <table:table-cell/>
          <table:table-cell table:formula="of:=IFERROR(__xludf.dummyfunction(&quot;&quot;&quot;COMPUTED_VALUE&quot;&quot;&quot;);&quot;QA/Net&quot;)" office:value-type="string" office:string-value="QA/Net" calcext:value-type="string">
            <text:p>QA/Net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QA/Net</text:p>
          </table:table-cell>
          <table:table-cell table:style-name="ce55"/>
          <table:table-cell/>
          <table:table-cell table:formula="of:=IFERROR(__xludf.dummyfunction(&quot;&quot;&quot;COMPUTED_VALUE&quot;&quot;&quot;);&quot;ReactNative&quot;)" office:value-type="string" office:string-value="ReactNative" calcext:value-type="string">
            <text:p>ReactNative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ReactNative</text:p>
          </table:table-cell>
          <table:table-cell table:style-name="ce55"/>
          <table:table-cell/>
          <table:table-cell table:formula="of:=IFERROR(__xludf.dummyfunction(&quot;&quot;&quot;COMPUTED_VALUE&quot;&quot;&quot;);&quot;Ruby&quot;)" office:value-type="string" office:string-value="Ruby" calcext:value-type="string">
            <text:p>Ruby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Ruby</text:p>
          </table:table-cell>
          <table:table-cell table:style-name="ce55"/>
          <table:table-cell/>
          <table:table-cell table:formula="of:=IFERROR(__xludf.dummyfunction(&quot;&quot;&quot;COMPUTED_VALUE&quot;&quot;&quot;);&quot;UI&quot;)" office:value-type="string" office:string-value="UI" calcext:value-type="string">
            <text:p>UI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UI</text:p>
          </table:table-cell>
          <table:table-cell table:style-name="ce55"/>
          <table:table-cell/>
          <table:table-cell table:formula="of:=IFERROR(__xludf.dummyfunction(&quot;&quot;&quot;COMPUTED_VALUE&quot;&quot;&quot;);&quot;SAP FSCM&quot;)" office:value-type="string" office:string-value="SAP FSCM" calcext:value-type="string">
            <text:p>SAP FSCM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SAP FSCM</text:p>
          </table:table-cell>
          <table:table-cell table:style-name="ce55"/>
          <table:table-cell/>
          <table:table-cell table:formula="of:=IFERROR(__xludf.dummyfunction(&quot;&quot;&quot;COMPUTED_VALUE&quot;&quot;&quot;);&quot;SAP &quot;)" office:value-type="string" office:string-value="SAP " calcext:value-type="string">
            <text:p>SAP 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SAP </text:p>
          </table:table-cell>
          <table:table-cell table:style-name="ce55"/>
          <table:table-cell/>
          <table:table-cell table:formula="of:=IFERROR(__xludf.dummyfunction(&quot;&quot;&quot;COMPUTED_VALUE&quot;&quot;&quot;);&quot;Scala&quot;)" office:value-type="string" office:string-value="Scala" calcext:value-type="string">
            <text:p>Scala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Scala</text:p>
          </table:table-cell>
          <table:table-cell table:style-name="ce55"/>
          <table:table-cell/>
          <table:table-cell table:formula="of:=IFERROR(__xludf.dummyfunction(&quot;&quot;&quot;COMPUTED_VALUE&quot;&quot;&quot;);&quot;SQL&quot;)" office:value-type="string" office:string-value="SQL" calcext:value-type="string">
            <text:p>SQL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SQL</text:p>
          </table:table-cell>
          <table:table-cell table:style-name="ce55"/>
          <table:table-cell/>
          <table:table-cell table:formula="of:=IFERROR(__xludf.dummyfunction(&quot;&quot;&quot;COMPUTED_VALUE&quot;&quot;&quot;);&quot;Trainee&quot;)" office:value-type="string" office:string-value="Trainee" calcext:value-type="string">
            <text:p>Trainee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Trainee</text:p>
          </table:table-cell>
          <table:table-cell table:style-name="ce55"/>
          <table:table-cell/>
          <table:table-cell table:formula="of:=IFERROR(__xludf.dummyfunction(&quot;&quot;&quot;COMPUTED_VALUE&quot;&quot;&quot;);&quot;&quot;)">
            <text:p/>
          </table:table-cell>
          <table:table-cell table:number-columns-repeated="1020"/>
        </table:table-row>
        <table:table-row table:style-name="ro1">
          <table:table-cell table:style-name="ce54"/>
          <table:table-cell table:number-columns-repeated="1023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Candidates.A1:Candidates.N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">
      <number:day number:style="long"/>
      <number:text>/</number:text>
      <number:month number:style="long"/>
      <number:text>/</number:text>
      <number:year number:style="long"/>
    </number:date-style>
    <number:number-style style:name="N132">
      <number:text>$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f1f3f5"/>
      <style:text-properties fo:color="#38761d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efefef"/>
      <style:text-properties fo:color="#fff2cc"/>
    </style:style>
    <style:style style:name="ConditionalStyle_5f_5" style:display-name="ConditionalStyle_5" style:family="table-cell" style:parent-style-name="Default">
      <style:table-cell-properties fo:background-color="#ff00ff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8cc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ndidates" style:display-name="PageStyle_Candi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es" style:display-name="PageStyle_Perfi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3:24:25.542980827</dc:date>
    <meta:editing-duration>PT1M9S</meta:editing-duration>
    <meta:editing-cycles>1</meta:editing-cycles>
    <meta:document-statistic meta:table-count="2" meta:cell-count="235" meta:object-count="0"/>
    <meta:generator>LibreOffice/6.1.3.2$MacOSX_X86_64 LibreOffice_project/86daf60bf00efa86ad547e59e09d6bb77c699acb</meta:generator>
  </office:meta>
</office:document-meta>
</file>